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402cm"/>
    </style:style>
    <style:style style:name="gr2" style:family="graphic" style:parent-style-name="standard">
      <style:graphic-properties draw:stroke="none" svg:stroke-color="#000000" draw:fill="solid" draw:fill-color="#bce4e5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bce4e5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66cm" fo:min-width="0.389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12cm" fo:min-width="0.516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512cm" fo:min-width="5.596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5.088cm"/>
    </style:style>
    <style:style style:name="gr9" style:family="graphic" style:parent-style-name="standard">
      <style:graphic-properties draw:stroke="none" svg:stroke-color="#000000" draw:fill="solid" draw:fill-color="#bce4e5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solid" draw:fill-color="#bce4e5" draw:textarea-horizontal-align="left" draw:auto-grow-height="true" draw:auto-grow-width="false" fo:min-height="0cm" fo:min-width="0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loext:graphic-properties draw:fill="solid" draw:fill-color="#bce4e5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0066b3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273cm" svg:height="9.652cm" svg:x="4.175cm" svg:y="7.731cm">
          <draw:text-box>
            <text:p text:style-name="P1"><text:span text:style-name="T1">public int</text:span><text:span text:style-name="T2"> distancia(</text:span><text:span text:style-name="T1">int</text:span><text:span text:style-name="T2"> x, </text:span><text:span text:style-name="T1">int</text:span><text:span text:style-name="T2"> y){</text:span></text:p>
            <text:p text:style-name="P1"><text:span text:style-name="T2"><text:tab/></text:span><text:span text:style-name="T2">...</text:span></text:p>
            <text:p text:style-name="P1"><text:span text:style-name="T2">}</text:span></text:p>
          </draw:text-box>
        </draw:frame>
        <draw:frame draw:style-name="gr2" draw:text-style-name="P3" xml:id="id1" draw:id="id1" draw:layer="layout" svg:width="3.429cm" svg:height="0.962cm" svg:x="1.381cm" svg:y="5.191cm">
          <draw:text-box>
            <text:p>Visibilidad</text:p>
          </draw:text-box>
        </draw:frame>
        <draw:connector draw:style-name="gr3" draw:text-style-name="P4" draw:layer="layout" draw:type="curve" svg:x1="4.81cm" svg:y1="5.672cm" svg:x2="6.143cm" svg:y2="7.985cm" draw:start-shape="id1" draw:start-glue-point="1" draw:end-shape="id2" draw:end-glue-point="0" svg:d="M4810 5672c889 0 1333 771 1333 2313" svg:viewBox="0 0 1334 2314">
          <text:p/>
        </draw:connector>
        <draw:frame draw:style-name="gr4" draw:text-style-name="P3" xml:id="id3" draw:id="id3" draw:layer="layout" svg:width="4.773cm" svg:height="0.962cm" svg:x="2.323cm" svg:y="3.467cm">
          <draw:text-box>
            <text:p>Tipo de retorno</text:p>
          </draw:text-box>
        </draw:frame>
        <draw:connector draw:style-name="gr3" draw:text-style-name="P4" draw:layer="layout" draw:type="curve" svg:x1="7.096cm" svg:y1="3.948cm" svg:x2="9.255cm" svg:y2="8.239cm" draw:start-shape="id3" draw:start-glue-point="1" draw:end-shape="id4" draw:end-glue-point="0" svg:d="M7096 3948c1440 0 2159 1430 2159 4291" svg:viewBox="0 0 2160 4292">
          <text:p/>
        </draw:connector>
        <draw:frame draw:style-name="gr4" draw:text-style-name="P3" xml:id="id5" draw:id="id5" draw:layer="layout" svg:width="2.754cm" svg:height="0.962cm" svg:x="5.612cm" svg:y="1.816cm">
          <draw:text-box>
            <text:p>Nombre</text:p>
          </draw:text-box>
        </draw:frame>
        <draw:connector draw:style-name="gr3" draw:text-style-name="P4" draw:layer="layout" draw:type="curve" svg:x1="8.366cm" svg:y1="2.297cm" svg:x2="13.446cm" svg:y2="8.366cm" draw:start-shape="id5" draw:start-glue-point="1" draw:end-shape="id6" draw:end-glue-point="0" svg:d="M8366 2297c3387 0 5080 2023 5080 6069" svg:viewBox="0 0 5081 6070">
          <text:p/>
        </draw:connector>
        <draw:custom-shape draw:style-name="gr5" draw:text-style-name="P5" xml:id="id2" draw:id="id2" draw:layer="layout" svg:width="0.889cm" svg:height="1.016cm" svg:x="5.699cm" svg:y="7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1.016cm" svg:height="0.762cm" svg:x="8.747cm" svg:y="8.2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1.016cm" svg:height="0.762cm" svg:x="12.938cm" svg:y="8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6.096cm" svg:height="0.762cm" svg:x="16.24cm" svg:y="6.9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588cm" svg:height="0.635cm" svg:x="16.494cm" svg:y="7.223cm">
          <text:p/>
          <draw:enhanced-geometry svg:viewBox="0 0 21600 21600" draw:type="rectangle" draw:enhanced-path="M 0 0 L 21600 0 21600 21600 0 21600 0 0 Z N"/>
        </draw:custom-shape>
        <draw:frame draw:style-name="gr9" draw:text-style-name="P3" xml:id="id7" draw:id="id7" draw:layer="layout" svg:width="3.779cm" svg:height="0.962cm" svg:x="22.367cm" svg:y="3.467cm">
          <draw:text-box>
            <text:p>Parametros</text:p>
          </draw:text-box>
        </draw:frame>
        <draw:connector draw:style-name="gr3" draw:text-style-name="P4" xml:id="id8" draw:id="id8" draw:layer="layout" draw:type="curve" svg:x1="22.367cm" svg:y1="3.948cm" svg:x2="22.367cm" svg:y2="3.948cm" draw:start-shape="id7" draw:start-glue-point="3" draw:end-shape="id7" draw:end-glue-point="3" svg:d="M22367 3948z" svg:viewBox="0 0 1 1">
          <text:p/>
        </draw:connector>
        <draw:connector draw:style-name="gr3" draw:text-style-name="P4" draw:layer="layout" draw:type="curve" draw:line-skew="-1.284cm" svg:x1="22.367cm" svg:y1="3.948cm" svg:x2="19.288cm" svg:y2="6.969cm" draw:start-shape="id8" draw:start-glue-point="0" draw:end-shape="id9" svg:d="M22367 3948c0 340-3079-1170-3079 3021" svg:viewBox="0 0 3080 3022">
          <text:p/>
        </draw:connector>
        <draw:frame draw:style-name="gr10" draw:text-style-name="P3" xml:id="id10" draw:id="id10" draw:layer="layout" svg:width="5.794cm" svg:height="0.962cm" svg:x="20.479cm" svg:y="1.689cm">
          <draw:text-box>
            <text:p>Tipo del parametro</text:p>
          </draw:text-box>
        </draw:frame>
        <draw:custom-shape draw:style-name="gr6" draw:text-style-name="P5" xml:id="id11" draw:id="id11" draw:layer="layout" svg:width="1.016cm" svg:height="0.762cm" svg:x="16.621cm" svg:y="8.366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0.479cm" svg:y1="2.17cm" svg:x2="17.129cm" svg:y2="8.366cm" draw:start-shape="id10" draw:start-glue-point="3" draw:end-shape="id11" draw:end-glue-point="0" svg:d="M20479 2170c-2234 0-3350 2065-3350 6196" svg:viewBox="0 0 3351 61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9:01:11.213849670</meta:creation-date>
    <dc:date>2018-01-04T19:25:46.590626329</dc:date>
    <meta:editing-duration>PT3M40S</meta:editing-duration>
    <meta:editing-cycles>1</meta:editing-cycles>
    <meta:document-statistic meta:object-count="18"/>
    <meta:generator>LibreOffice/5.4.2.2.0$Linux_X86_64 LibreOffice_project/40m0$Build-2</meta:generator>
  </office:meta>
</office:document-meta>
</file>